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rthu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2">22/04/2026</text:date>, <text:time>13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8S</meta:editing-duration>
    <meta:editing-cycles>4</meta:editing-cycles>
    <meta:generator>OpenOffice/4.1.16$Win32 OpenOffice.org_project/4116m3$Build-9816</meta:generator>
    <dc:date>2026-04-22T13:45:35.79</dc:date>
    <dc:creator>Arthur Leroux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